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layout-cache" manifest:media-type="application/binary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RR+flat-flat-normal-normal-DS45-DS45</text:h>
      <text:p text:style-name="Text_20_body"/>
      <text:p text:style-name="Text_20_body"><draw:frame draw:style-name="fr1" draw:name="Объект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Standard"/>
      <text:p text:style-name="Standard"><draw:frame draw:style-name="fr1" draw:name="Объект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Standard"><draw:frame draw:style-name="fr1" draw:name="Объект3" text:anchor-type="paragraph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Объект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Standard"><draw:frame draw:style-name="fr1" draw:name="Объект5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Объект6" text:anchor-type="paragraph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Standard"><draw:frame draw:style-name="fr1" draw:name="Объект7" text:anchor-type="paragraph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Объект8" text:anchor-type="paragraph" svg:width="16cm" svg:height="8.999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Standard"><draw:frame draw:style-name="fr1" draw:name="Объект9" text:anchor-type="paragraph" svg:width="16cm" svg:height="8.99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1" draw:name="Объект10" text:anchor-type="paragraph" svg:width="16cm" svg:height="8.999cm" draw:z-index="9"><draw:object xlink:href="./Object 10" xlink:type="simple" xlink:show="embed" xlink:actuate="onLoad"/><draw:image xlink:href="./ObjectReplacements/Object 10" xlink:type="simple" xlink:show="embed" xlink:actuate="onLoad"/></draw:frame></text:p>
      <text:h text:style-name="P2" text:outline-level="2">C автоматическим масштабированием графиков: </text:h>
      <text:p text:style-name="Text_20_body"/>
      <text:p text:style-name="Standard"/>
      <text:p text:style-name="Standard"><draw:frame draw:style-name="fr1" draw:name="Объект11" text:anchor-type="paragraph" svg:width="16cm" svg:height="8.99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1" draw:name="Объект12" text:anchor-type="paragraph" svg:width="16cm" svg:height="8.999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Standard"><draw:frame draw:style-name="fr1" draw:name="Объект13" text:anchor-type="paragraph" svg:width="16cm" svg:height="8.999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1" draw:name="Объект14" text:anchor-type="paragraph" svg:width="16cm" svg:height="8.99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Standard"><draw:frame draw:style-name="fr1" draw:name="Объект15" text:anchor-type="paragraph" svg:width="16cm" svg:height="8.999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1" draw:name="Объект16" text:anchor-type="paragraph" svg:width="16cm" svg:height="8.99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Standard"><draw:frame draw:style-name="fr1" draw:name="Объект17" text:anchor-type="paragraph" svg:width="16cm" svg:height="8.99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<draw:frame draw:style-name="fr1" draw:name="Объект18" text:anchor-type="paragraph" svg:width="16cm" svg:height="8.999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Standard"><draw:frame draw:style-name="fr1" draw:name="Объект19" text:anchor-type="paragraph" svg:width="16cm" svg:height="8.999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1" draw:name="Объект20" text:anchor-type="paragraph" svg:width="16cm" svg:height="8.999cm" draw:z-index="19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6T14:20:13</meta:creation-date>
    <dc:date>2014-03-06T14:27:22</dc:date>
    <meta:editing-duration>PT5M22S</meta:editing-duration>
    <meta:editing-cycles>3</meta:editing-cycles>
    <meta:generator>LibreOffice/3.5$Linux_x86 LibreOffice_project/350m1$Build-2</meta:generator>
    <meta:document-statistic meta:table-count="0" meta:image-count="0" meta:object-count="20" meta:page-count="10" meta:paragraph-count="2" meta:word-count="5" meta:character-count="81" meta:non-whitespace-character-count="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97cm" svg:y="0.316cm" chart:style-name="ch2">
          <text:p>FRR LEFTINDEX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932cm" svg:y="0.316cm" chart:style-name="ch2">
          <text:p>FRR RIGHTTHUMB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932cm" svg:y="0.316cm" chart:style-name="ch2">
          <text:p>FRR RIGHTTHUMB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57cm" svg:y="0.316cm" chart:style-name="ch2">
          <text:p>FRR LEFTLITTLE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7cm" svg:width="9.217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5">
                <text:p>0.00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038cm" svg:y="0.316cm" chart:style-name="ch2">
          <text:p>FRR LEFTMIDDLE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123cm" svg:y="2.212cm" svg:width="11.387cm" svg:height="5.519cm">
          <chartooo:coordinate-region svg:x="2.406cm" svg:y="2.411cm" svg:width="9.586cm" svg:height="4.673cm"/>
          <chart:axis chart:dimension="x" chart:name="primary-x" chart:style-name="ch6" chartooo:axis-type="auto">
            <chartooo:date-scale/>
            <chart:title svg:x="6.309cm" svg:y="7.911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243cm" svg:y="5.756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316cm" svg:y="0.316cm" chart:style-name="ch2">
          <text:p>FRR LEFTRING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7cm" svg:width="9.217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091cm" svg:y="0.316cm" chart:style-name="ch2">
          <text:p>FRR LEFTTHUMB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457">
                <text:p>0.045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038cm" svg:y="0.316cm" chart:style-name="ch2">
          <text:p>FRR RIGHTINDEX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999cm" svg:y="0.316cm" chart:style-name="ch2">
          <text:p>FRR RIGHTLITTLE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879cm" svg:y="0.316cm" chart:style-name="ch2">
          <text:p>FRR RIGHTMIDDLE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7cm" svg:width="9.217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57cm" svg:y="0.316cm" chart:style-name="ch2">
          <text:p>FRR RIGHTRING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7cm" svg:width="9.217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1">
                <text:p>0.004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57cm" svg:y="0.316cm" chart:style-name="ch2">
          <text:p>FRR LEFTLITTLE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5">
                <text:p>0.0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932cm" svg:y="0.316cm" chart:style-name="ch2">
          <text:p>FRR RIGHTTHUMB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3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038cm" svg:y="0.316cm" chart:style-name="ch2">
          <text:p>FRR LEFTMIDDLE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123cm" svg:y="2.212cm" svg:width="11.387cm" svg:height="5.519cm">
          <chartooo:coordinate-region svg:x="2.406cm" svg:y="2.411cm" svg:width="9.586cm" svg:height="4.673cm"/>
          <chart:axis chart:dimension="x" chart:name="primary-x" chart:style-name="ch6" chartooo:axis-type="auto">
            <chartooo:date-scale/>
            <chart:title svg:x="6.309cm" svg:y="7.911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243cm" svg:y="5.756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316cm" svg:y="0.316cm" chart:style-name="ch2">
          <text:p>FRR LEFTRING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318cm" svg:width="9.217cm" svg:height="4.8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091cm" svg:y="0.316cm" chart:style-name="ch2">
          <text:p>FRR LEFTTHUMB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457">
                <text:p>0.04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6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038cm" svg:y="0.316cm" chart:style-name="ch2">
          <text:p>FRR RIGHTINDEX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7cm" svg:width="9.217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999cm" svg:y="0.316cm" chart:style-name="ch2">
          <text:p>FRR RIGHTLITTLE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3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879cm" svg:y="0.316cm" chart:style-name="ch2">
          <text:p>FRR RIGHTMIDDLE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7cm" svg:width="9.217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57cm" svg:y="0.316cm" chart:style-name="ch2">
          <text:p>FRR RIGHTRING</text:p>
        </chart:title>
        <chart:subtitle svg:x="4.398cm" svg:y="1.275cm" chart:style-name="ch3">
          <text:p>FRR+flat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614cm" svg:y="2.518cm" svg:width="9.217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1">
                <text:p>0.00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